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Unverifie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8zunqzv">https://www.geogebra.org/geometry/a8zunqzv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8ama49f">https://www.geogebra.org/geometry/a8ama49f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5/11/2025</text:date>, <text:time>10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5T10:03:53.60</dc:date>
    <meta:editing-duration>PT2H11M27S</meta:editing-duration>
    <meta:editing-cycles>41</meta:editing-cycles>
    <meta:generator>OpenOffice/4.1.14$Win32 OpenOffice.org_project/4114m1$Build-9811</meta:generator>
    <meta:document-statistic meta:table-count="3" meta:cell-count="132" meta:object-count="0"/>
  </office:meta>
</office:document-meta>
</file>